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66cm" fo:min-width="4.71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2.37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7.366cm" svg:height="3.556cm" svg:x="8.382cm" svg:y="6.604cm">
          <text:p text:style-name="P1">RInvest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588cm" svg:height="2.54cm" svg:x="0.762cm" svg:y="8.89cm">
          <text:p text:style-name="P1">Financial</text:p>
          <text:p text:style-name="P1">Data Acquisition</text:p>
          <text:p text:style-name="P1"><text:span text:style-name="T1">sun-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588cm" svg:height="2.54cm" svg:x="7.112cm" svg:y="12.192cm">
          <text:p text:style-name="P1">Data Cleaning</text:p>
          <text:p text:style-name="P1">&amp; Maintance</text:p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588cm" svg:height="2.54cm" svg:x="16.256cm" svg:y="9.652cm">
          <text:p text:style-name="P1">RestAPI Service</text:p>
          <text:p text:style-name="P1"><text:span text:style-name="T1">tray-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4.064cm" svg:height="1.524cm" svg:x="15.494cm" svg:y="13.462cm">
          <text:p text:style-name="P1"><text:span text:style-name="T1">gnumeric-plu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4.064cm" svg:height="1.524cm" svg:x="20.32cm" svg:y="14.732cm">
          <text:p text:style-name="P1"><text:span text:style-name="T1">tray-python-plu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4.064cm" svg:height="1.524cm" svg:x="17.272cm" svg:y="17.78cm">
          <text:p text:style-name="P1"><text:span text:style-name="T1">Modelling &amp; 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064cm" svg:height="1.524cm" svg:x="23.114cm" svg:y="11.684cm">
          <text:p text:style-name="P1"><text:span text:style-name="T1">Html5/JS visu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88cm" svg:height="2.54cm" svg:x="2.286cm" svg:y="3.81cm">
          <text:p text:style-name="P1">NEWS Acquisition</text:p>
          <text:p text:style-name="P1"><text:span text:style-name="T1">alert-g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065cm" svg:y1="6.604cm" svg:x2="12.065cm" svg:y2="6.604cm" draw:start-shape="id1" draw:start-glue-point="4" draw:end-shape="id1" draw:end-glue-point="4" svg:d="M12065 6604z" svg:viewBox="0 0 1 1">
          <text:p/>
        </draw:connector>
        <draw:connector draw:style-name="gr5" draw:text-style-name="P3" draw:layer="layout" draw:type="curve" svg:x1="9.46cm" svg:y1="7.124cm" svg:x2="7.874cm" svg:y2="5.08cm" draw:start-shape="id1" draw:start-glue-point="5" draw:end-shape="id2" svg:d="M9460 7124c0-1363-528-2044-1586-2044" svg:viewBox="0 0 1587 2045">
          <text:p/>
        </draw:connector>
        <draw:connector draw:style-name="gr5" draw:text-style-name="P3" draw:layer="layout" draw:type="curve" svg:x1="8.382cm" svg:y1="8.382cm" svg:x2="6.35cm" svg:y2="10.16cm" draw:start-shape="id1" draw:start-glue-point="6" draw:end-shape="id3" svg:d="M8382 8382c-1522 0-507 1778-2032 1778" svg:viewBox="0 0 2033 1779">
          <text:p/>
        </draw:connector>
        <draw:connector draw:style-name="gr5" draw:text-style-name="P3" draw:layer="layout" draw:type="curve" svg:x1="12.065cm" svg:y1="10.16cm" svg:x2="9.906cm" svg:y2="12.192cm" draw:start-shape="id1" draw:end-shape="id4" svg:d="M12065 10160c0 1525-2159 510-2159 2032" svg:viewBox="0 0 2160 2033">
          <text:p/>
        </draw:connector>
        <draw:connector draw:style-name="gr5" draw:text-style-name="P3" draw:layer="layout" draw:type="curve" svg:x1="14.67cm" svg:y1="9.64cm" svg:x2="16.256cm" svg:y2="10.922cm" draw:start-shape="id1" draw:start-glue-point="9" draw:end-shape="id5" svg:d="M14670 9640c0 855 528 1282 1586 1282" svg:viewBox="0 0 1587 1283">
          <text:p/>
        </draw:connector>
        <draw:connector draw:style-name="gr5" draw:text-style-name="P3" draw:layer="layout" draw:type="curve" svg:x1="19.05cm" svg:y1="12.192cm" svg:x2="17.526cm" svg:y2="13.462cm" draw:start-shape="id5" draw:start-glue-point="8" draw:end-shape="id6" svg:d="M19050 12192c0 954-1524 319-1524 1270" svg:viewBox="0 0 1525 1271">
          <text:p/>
        </draw:connector>
        <draw:connector draw:style-name="gr5" draw:text-style-name="P3" draw:layer="layout" draw:type="curve" svg:x1="21.026cm" svg:y1="11.82cm" svg:x2="22.352cm" svg:y2="14.732cm" draw:start-shape="id5" draw:start-glue-point="9" draw:end-shape="id7" svg:d="M21026 11820c0 2464 1326 1009 1326 2912" svg:viewBox="0 0 1327 2913">
          <text:p/>
        </draw:connector>
        <draw:connector draw:style-name="gr5" draw:text-style-name="P3" draw:layer="layout" draw:type="curve" svg:x1="21.844cm" svg:y1="10.922cm" svg:x2="25.146cm" svg:y2="11.684cm" draw:start-shape="id5" draw:start-glue-point="10" draw:end-shape="id8" draw:end-glue-point="4" svg:d="M21844 10922c2202 0 3302 254 3302 762" svg:viewBox="0 0 3303 763">
          <text:p/>
        </draw:connector>
        <draw:connector draw:style-name="gr5" draw:text-style-name="P3" draw:layer="layout" draw:type="curve" svg:x1="22.352cm" svg:y1="16.256cm" svg:x2="19.304cm" svg:y2="17.78cm" draw:start-shape="id7" draw:start-glue-point="8" draw:end-shape="id9" svg:d="M22352 16256c0 1144-3048 383-3048 1524" svg:viewBox="0 0 3049 1525">
          <text:p/>
        </draw:connector>
        <draw:custom-shape draw:style-name="gr3" draw:text-style-name="P2" xml:id="id10" draw:id="id10" draw:layer="layout" svg:width="4.064cm" svg:height="1.524cm" svg:x="23.368cm" svg:y="17.78cm">
          <text:p text:style-name="P1"><text:span text:style-name="T1">Natural Language </text:span></text:p>
          <text:p text:style-name="P1"><text:span text:style-name="T1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22.352cm" svg:y1="16.256cm" svg:x2="25.4cm" svg:y2="17.78cm" draw:start-shape="id7" draw:start-glue-point="8" draw:end-shape="id10" svg:d="M22352 16256c0 1144 3048 383 3048 1524" svg:viewBox="0 0 3049 1525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8:45:28.344873869</meta:creation-date>
    <dc:date>2017-10-22T18:59:45.640277199</dc:date>
    <meta:editing-duration>PT3M36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